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7.29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9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Outpu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utput power (W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ply Voltag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Supply voltage (V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p</text:p>
          </table:table-cell>
          <table:table-cell office:value-type="float" office:value="14.125" calcext:value-type="float">
            <text:p>14.125</text:p>
          </table:table-cell>
          <table:table-cell table:style-name="ce1" office:value-type="string" calcext:value-type="string">
            <text:p>Frequency of operation (Mhz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MOSFET output capacitance (pF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-factor of LC networ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Output impedance (ohms)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put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RL</text:p>
          </table:table-cell>
          <table:table-cell table:style-name="ce2" table:formula="of:=(8 * POWER([$Input.B2]; 2)) / ((POWER(PI();2)+4) * [$Input.B1])" office:value-type="float" office:value="16.6118652945793" calcext:value-type="float">
            <text:p>16.6118652945793</text:p>
          </table:table-cell>
          <table:table-cell table:style-name="ce1" office:value-type="string" calcext:value-type="string">
            <text:p>Ohm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</text:p>
          </table:table-cell>
          <table:table-cell table:style-name="ce2" table:formula="of:=(8 * [$Input.B2]) / ((POWER(PI();2)+4) * [.B1])" office:value-type="float" office:value="0.416666666666667" calcext:value-type="float">
            <text:p>0.416666666666667</text:p>
          </table:table-cell>
          <table:table-cell table:style-name="ce1" office:value-type="string" calcext:value-type="string">
            <text:p>Amp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-peak</text:p>
          </table:table-cell>
          <table:table-cell table:style-name="ce2" table:formula="of:=3 * [.B2]" office:value-type="float" office:value="1.25" calcext:value-type="float">
            <text:p>1.25</text:p>
          </table:table-cell>
          <table:table-cell table:style-name="ce1" office:value-type="string" calcext:value-type="string">
            <text:p>Amp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parallel</text:p>
          </table:table-cell>
          <table:table-cell table:style-name="ce2" table:formula="of:=(([.B2]/(2 * POWER(PI();2) * ([$Input.B3] * POWER(10;6)) * [$Input.B2])) - ([$Input.B4] * POWER(10;-12))) * POWER(10;12)" office:value-type="float" office:value="43.5343948406315" calcext:value-type="float">
            <text:p>43.5343948406315</text:p>
          </table:table-cell>
          <table:table-cell table:style-name="ce1" office:value-type="string" calcext:value-type="string">
            <text:p>p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shift</text:p>
          </table:table-cell>
          <table:table-cell table:style-name="ce2" table:formula="of:=((1.153 *[.B1]) / (2 * PI() * ([$Input.B3] * POWER(10;6)))) * POWER(10;6)" office:value-type="float" office:value="0.215813885194844" calcext:value-type="float">
            <text:p>0.215813885194844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s</text:p>
          </table:table-cell>
          <table:table-cell table:style-name="ce2" table:formula="of:=(1 / (2 * PI() * ([$Input.B3] * POWER(10; 6)) * [$Input.B5] * [.B1])) * POWER(10; 12)" office:value-type="float" office:value="67.828665780558" calcext:value-type="float">
            <text:p>67.828665780558</text:p>
          </table:table-cell>
          <table:table-cell table:style-name="ce1" office:value-type="string" calcext:value-type="string">
            <text:p>p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res</text:p>
          </table:table-cell>
          <table:table-cell table:style-name="ce2" table:formula="of:=(([$Input.B5] * [.B1]) / (2 * PI() * ([$Input.B3] * POWER(10; 6)))) * POWER(10; 6)" office:value-type="float" office:value="1.87175962874973" calcext:value-type="float">
            <text:p>1.87175962874973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match</text:p>
          </table:table-cell>
          <table:table-cell table:style-name="ce2" table:formula="of:=(([.B9] * POWER(10;-12)) * [.B1] * [$Input.B6]) * POWER(10;6)" office:value-type="float" office:value="0.265360913787629" calcext:value-type="float">
            <text:p>0.265360913787629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match</text:p>
          </table:table-cell>
          <table:table-cell table:style-name="ce2" table:formula="of:=((1 / (2 * PI() * ([$Input.B3] * POWER(10; 6)) * [$Input.B6])) * SQRT(([$Input.B6] / [.B1]) -  1)) * POWER(10; 12)" office:value-type="float" office:value="319.483584873785" calcext:value-type="float">
            <text:p>319.483584873785</text:p>
          </table:table-cell>
          <table:table-cell table:style-name="ce1" office:value-type="string" calcext:value-type="string">
            <text:p>p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C</text:p>
          </table:table-cell>
          <table:table-cell table:style-name="ce2" table:formula="of:=(15 * [.B1]) / (2 * PI() * ([$Input.B3] * POWER(10;6))) * POWER(10; 6)" office:value-type="float" office:value="2.80763944312459" calcext:value-type="float">
            <text:p>2.80763944312459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ds-max</text:p>
          </table:table-cell>
          <table:table-cell table:style-name="ce2" table:formula="of:=3.5 * [$Input.B2]" office:value-type="float" office:value="42" calcext:value-type="float">
            <text:p>42</text:p>
          </table:table-cell>
          <table:table-cell table:style-name="ce1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total</text:p>
          </table:table-cell>
          <table:table-cell table:style-name="ce2" table:formula="of:=SUM([.B5];[.B7];[.B8])" office:value-type="float" office:value="2.3529344277322" calcext:value-type="float">
            <text:p>2.3529344277322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6:11:45.040087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5-02T17:27:43.628393398</dc:date>
    <meta:editing-duration>PT44M27S</meta:editing-duration>
    <meta:editing-cycles>1</meta:editing-cycles>
    <meta:document-statistic meta:table-count="2" meta:cell-count="54" meta:object-count="0"/>
  </office:meta>
</office:document-meta>
</file>